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1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bf00" fo:border-left="0.74pt solid #000000" fo:border-right="0.74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d8ce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d8c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essages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1: Status Register 1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reserved</text:p>
          </table:table-cell>
          <table:table-cell table:style-name="ce8" office:value-type="string" calcext:value-type="string" table:number-columns-spanned="2" table:number-rows-spanned="1">
            <text:p>TRES</text:p>
          </table:table-cell>
          <table:covered-table-cell table:style-name="ce8"/>
          <table:table-cell table:style-name="ce8" office:value-type="string" calcext:value-type="string">
            <text:p>WEN</text:p>
          </table:table-cell>
          <table:table-cell table:style-name="ce8" office:value-type="string" calcext:value-type="string">
            <text:p>IEN</text:p>
          </table:table-cell>
          <table:table-cell table:style-name="ce8" office:value-type="string" calcext:value-type="string">
            <text:p>PEN</text:p>
          </table:table-cell>
          <table:table-cell table:style-name="ce8" office:value-type="string" calcext:value-type="string">
            <text:p>HEN</text:p>
          </table:table-cell>
          <table:table-cell table:style-name="ce8" office:value-type="string" calcext:value-type="string">
            <text:p>TEN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2: Status Register 2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3" table:number-rows-spanned="1">
            <text:p>HDIFFNBIT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BATT</text:p>
          </table: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table-cell table:style-name="ce8" office:value-type="string" calcext:value-type="string" table:number-columns-spanned="2" table:number-rows-spanned="1">
            <text:p>IRES</text:p>
          </table: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3: Period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PERIOD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4: Status Register 4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4" table:number-rows-spanned="1">
            <text:p>PDIFFSNBITS</text:p>
          </table:table-cell>
          <table:covered-table-cell table:style-name="ce8" office:value-type="string" calcext:value-type="string">
            <text:p>Tres</text:p>
          </table:covered-table-cell>
          <table:covered-table-cell table:style-name="ce8"/>
          <table:covered-table-cell table:style-name="ce8" office:value-type="string" calcext:value-type="string">
            <text:p>Wen</text:p>
          </table:covered-table-cell>
          <table:table-cell table:style-name="ce8" office:value-type="string" calcext:value-type="string" table:number-columns-spanned="4" table:number-rows-spanned="1">
            <text:p>TDIFFSNBITS</text:p>
          </table: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ort 70: Single measurement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 table:number-columns-spanned="3" table:number-rows-spanned="1">
            <text:p>Meas 1</text:p>
          </table:table-cell>
          <table:covered-table-cell table:number-columns-repeated="2" table:style-name="ce8" office:value-type="string" calcext:value-type="string">
            <text:p>SR1</text:p>
          </table:covered-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0: Multiple measurements</text:p>
            <text:p>Complete values, offset=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1: Multiple measurements</text:p>
            <text:p>Complete values, offset &gt;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2: Multiple measurements</text:p>
            <text:p>Difference values, offset =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>
            <text:p>SR4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2 – Meas 1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eas X – Meas X-1</text:p>
          </table:table-cell>
          <table:covered-table-cell table:style-name="ce8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4: Multiple Ir measurements</text:p>
            <text:p>Complete values, offset &gt;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3: Multiple Ir measurements</text:p>
            <text:p>Complete values, offset =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4"/>
        </table:table-row>
      </table:table>
      <table:table table:name="configuration" table:style-name="ta1">
        <table:table-column table:style-name="co1" table:default-cell-style-name="ce10"/>
        <table:table-column table:style-name="co1" table:number-columns-repeated="2" table:default-cell-style-name="ce6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8"/>
          <table:table-cell table:style-name="ce10" office:value-type="string" calcext:value-type="string">
            <text:p>{X}DIFFS</text:p>
          </table:table-cell>
          <table:table-cell table:style-name="ce3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1: Configuration Register 1</text:p>
          </table:table-cell>
          <table:covered-table-cell/>
          <table:covered-table-cell table:style-name="ce6"/>
          <table:table-cell table:number-columns-repeated="7"/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’00</text:p>
          </table:table-cell>
          <table:table-cell table:style-name="ce13" office:value-type="string" calcext:value-type="string">
            <text:p>Don’t use diff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reserved</text:p>
          </table:table-cell>
          <table:table-cell table:style-name="ce8" office:value-type="string" calcext:value-type="string" table:number-columns-spanned="2" table:number-rows-spanned="1">
            <text:p>TRES</text:p>
          </table:table-cell>
          <table:covered-table-cell table:style-name="ce8"/>
          <table:table-cell table:style-name="ce8" office:value-type="string" calcext:value-type="string">
            <text:p>WEN</text:p>
          </table:table-cell>
          <table:table-cell table:style-name="ce8" office:value-type="string" calcext:value-type="string">
            <text:p>IEN</text:p>
          </table:table-cell>
          <table:table-cell table:style-name="ce8" office:value-type="string" calcext:value-type="string">
            <text:p>PEN</text:p>
          </table:table-cell>
          <table:table-cell table:style-name="ce8" office:value-type="string" calcext:value-type="string">
            <text:p>HEN</text:p>
          </table:table-cell>
          <table:table-cell table:style-name="ce8" office:value-type="string" calcext:value-type="string">
            <text:p>TEN</text:p>
          </table:table-cell>
          <table:table-cell table:number-columns-repeated="2"/>
          <table:table-cell table:style-name="ce4" office:value-type="string" calcext:value-type="string">
            <text:p>B’01</text:p>
          </table:table-cell>
          <table:table-cell table:style-name="ce13" office:value-type="string" calcext:value-type="string">
            <text:p>Alwas use diffs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B’10</text:p>
          </table:table-cell>
          <table:table-cell table:style-name="ce13" office:value-type="string" calcext:value-type="string">
            <text:p>Automatic</text:p>
          </table:table-cell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2: Configuration Register 2</text:p>
          </table:table-cell>
          <table:covered-table-cell/>
          <table:covered-table-cell table:style-name="ce6"/>
          <table:table-cell table:number-columns-repeated="7"/>
          <table:table-cell table:style-name="ce4" office:value-type="string" calcext:value-type="string">
            <text:p>B’11</text:p>
          </table:table-cell>
          <table:table-cell table:style-name="ce13"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2" table:number-rows-spanned="1">
            <text:p>P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H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IRES</text:p>
          </table: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3: Period</text:p>
          </table:table-cell>
          <table:covered-table-cell/>
          <table:covered-table-cell table:style-name="ce6"/>
          <table:table-cell table:number-columns-repeated="7"/>
          <table:table-cell table:style-name="ce10" office:value-type="string" calcext:value-type="string" table:number-columns-spanned="2" table:number-rows-spanned="1">
            <text:p>Threschold config DIR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PERIOD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  <table:table-cell table:style-name="ce4" office:value-type="string" calcext:value-type="string">
            <text:p>B’00</text:p>
          </table:table-cell>
          <table:table-cell table:style-name="ce13" office:value-type="string" calcext:value-type="string">
            <text:p>Inactive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B’01</text:p>
          </table:table-cell>
          <table:table-cell table:style-name="ce13" office:value-type="string" calcext:value-type="string">
            <text:p>Rising</text:p>
          </table:table-cell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: Buffer Size</text:p>
          </table:table-cell>
          <table:covered-table-cell/>
          <table:covered-table-cell table:style-name="ce6"/>
          <table:table-cell table:number-columns-repeated="7"/>
          <table:table-cell table:style-name="ce4" office:value-type="string" calcext:value-type="string">
            <text:p>B’10</text:p>
          </table:table-cell>
          <table:table-cell table:style-name="ce13" office:value-type="string" calcext:value-type="string">
            <text:p>Falling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’11</text:p>
          </table:table-cell>
          <table:table-cell table:style-name="ce13"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8" table:number-rows-spanned="1">
            <text:p>BUFFERSIZE</text:p>
          </table:table-cell>
          <table:covered-table-cell table:style-name="ce8" office:value-type="string" calcext:value-type="string">
            <text:p>MINHOURS</text:p>
          </table:covered-table-cell>
          <table:covered-table-cell table:style-name="ce8" office:value-type="string" calcext:value-type="string">
            <text:p>PERIOD</text:p>
          </table:covered-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: Threshold 1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3" table:number-rows-spanned="1">
            <text:p>VAR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DIR</text:p>
          </table:table-cell>
          <table:covered-table-cell table:style-name="ce8"/>
          <table:table-cell table:style-name="ce8" table:number-columns-repeated="2"/>
          <table:table-cell table:style-name="ce8" office:value-type="string" calcext:value-type="string">
            <text:p>VAL[17]</text:p>
          </table:table-cell>
          <table:table-cell table:number-columns-repeated="5"/>
        </table:table-row>
        <table:table-row table:style-name="ro1">
          <table:table-cell table:style-name="ce8" table:number-columns-repeated="8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R6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16:8]</text:p>
          </table:table-cell>
          <table:covered-table-cell table:number-columns-repeated="7" table:style-name="ce8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6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16:8]</text:p>
          </table:table-cell>
          <table:covered-table-cell table:number-columns-repeated="7" table:style-name="ce8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7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7:0]</text:p>
          </table:table-cell>
          <table:covered-table-cell table:number-columns-repeated="7" table:style-name="ce8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8: CR10 TH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1: CR13 TH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4: CR16 TH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7: CR19 TH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0: CR22 TH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3: CR25 TH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6: CR28 TH8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9: CR31 TH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2: CR34 TH10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5: CR37 TH1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8: CR41 TH12</text:p>
          </table:table-cell>
          <table:covered-table-cell table:number-columns-repeated="2"/>
          <table:table-cell table:number-columns-repeated="10"/>
        </table:table-row>
        <table:table-row table:style-name="ro1" table:number-rows-repeated="3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2: Join Retry JR1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VAL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3: Buffer Size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8" table:number-rows-spanned="1">
            <text:p>REPEAT</text:p>
          </table:table-cell>
          <table:covered-table-cell table:style-name="ce8" office:value-type="string" calcext:value-type="string">
            <text:p>MINHOURS</text:p>
          </table:covered-table-cell>
          <table:covered-table-cell table:style-name="ce8" office:value-type="string" calcext:value-type="string">
            <text:p>PERIOD</text:p>
          </table:covered-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4:CR45 JR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6:CR47 JR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8:CR49 JR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0:CR51 JR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2:CR53 JR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4:CR55 JR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6:CR57 JR8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8:CR59 JR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60:CR61 JR10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09:38:18.796464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Sandoval</meta:initial-creator>
    <meta:creation-date>2021-05-24T15:49:40.213120553</meta:creation-date>
    <dc:date>2021-05-28T15:22:33.732962344</dc:date>
    <dc:creator>Diego Sandoval</dc:creator>
    <meta:editing-duration>PT6H1M33S</meta:editing-duration>
    <meta:editing-cycles>38</meta:editing-cycles>
    <meta:generator>LibreOffice/7.1.2.2$Linux_X86_64 LibreOffice_project/10$Build-2</meta:generator>
    <meta:document-statistic meta:table-count="2" meta:cell-count="364" meta:object-count="0"/>
  </office:meta>
</office:document-meta>
</file>